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.305cm" svg:stroke-color="#000000" draw:marker-start-width="2.153cm" draw:marker-end-width="2.153cm" svg:stroke-opacity="100%" svg:stroke-linecap="round" draw:fill="solid" draw:fill-color="#000000" draw:textarea-vertical-align="middle" fo:padding-top="0.773cm" fo:padding-bottom="0.773cm" fo:padding-left="0.898cm" fo:padding-right="0.898cm" draw:shadow="visible" draw:shadow-offset-x="0.953cm" draw:shadow-offset-y="0.953cm" draw:shadow-color="#b2b2b2"/>
    </style:style>
    <style:style style:name="gr2" style:family="graphic" style:parent-style-name="standard">
      <style:graphic-properties svg:stroke-width="1.305cm" svg:stroke-color="#000000" draw:marker-start-width="2.153cm" draw:marker-end-width="2.153cm" svg:stroke-opacity="100%" svg:stroke-linecap="round" draw:fill="solid" draw:fill-color="#000000" draw:opacity="0%" draw:textarea-vertical-align="middle" fo:padding-top="0.773cm" fo:padding-bottom="0.773cm" fo:padding-left="0.898cm" fo:padding-right="0.898cm" draw:shadow="visible" draw:shadow-offset-x="0.953cm" draw:shadow-offset-y="0.953cm" draw:shadow-color="#b2b2b2"/>
    </style:style>
    <style:style style:name="gr3" style:family="graphic" style:parent-style-name="standard">
      <style:graphic-properties svg:stroke-width="1.305cm" svg:stroke-color="#000000" draw:marker-start-width="2.153cm" draw:marker-end-width="2.153cm" svg:stroke-opacity="100%" svg:stroke-linecap="round" draw:fill="solid" draw:fill-color="#000000" draw:textarea-vertical-align="middle" fo:padding-top="0.773cm" fo:padding-bottom="0.773cm" fo:padding-left="0.898cm" fo:padding-right="0.898cm" draw:shadow="visible" draw:shadow-offset-x="0.953cm" draw:shadow-offset-y="0.953cm" draw:shadow-color="#b2b2b2"/>
    </style:style>
    <style:style style:name="gr4" style:family="graphic" style:parent-style-name="objectwithoutfill">
      <style:graphic-properties svg:stroke-width="1.305cm" svg:stroke-color="#000000" draw:marker-start-width="2.157cm" draw:marker-end-width="2.157cm" svg:stroke-opacity="100%" svg:stroke-linecap="round" draw:fill="solid" draw:fill-color="#000000" draw:textarea-vertical-align="middle" fo:padding-top="0.777cm" fo:padding-bottom="0.777cm" fo:padding-left="0.902cm" fo:padding-right="0.902cm" draw:shadow="visible" draw:shadow-offset-x="0.953cm" draw:shadow-offset-y="0.953cm" draw:shadow-color="#b2b2b2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000000"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8.5cm" svg:y1="21.92cm" svg:x2="24.5cm" svg:y2="21.92cm">
          <text:p/>
        </draw:line>
        <draw:line draw:style-name="gr1" draw:text-style-name="P1" draw:layer="layout" svg:x1="36cm" svg:y1="2cm" svg:x2="32cm" svg:y2="2cm">
          <text:p/>
        </draw:line>
        <draw:line draw:style-name="gr1" draw:text-style-name="P1" draw:layer="layout" svg:x1="32cm" svg:y1="2cm" svg:x2="24.5cm" svg:y2="21.92cm">
          <text:p/>
        </draw:line>
        <draw:line draw:style-name="gr1" draw:text-style-name="P1" draw:layer="layout" svg:x1="36cm" svg:y1="2cm" svg:x2="28.5cm" svg:y2="21.92cm">
          <text:p/>
        </draw:line>
        <draw:polygon draw:style-name="gr2" draw:text-style-name="P2" draw:layer="layout" svg:width="8.499cm" svg:height="17.26cm" svg:x="2cm" svg:y="2cm" svg:viewBox="0 0 8500 17261" draw:points="0,0 4000,0 8500,12008 6500,17261">
          <text:p/>
        </draw:polygon>
        <draw:polygon draw:style-name="gr3" draw:text-style-name="P1" draw:layer="layout" svg:width="8.499cm" svg:height="17.26cm" draw:transform="rotate (-3.14159265358979) translate (18cm 22cm)" svg:viewBox="0 0 8500 17261" draw:points="8500,0 4500,0 0,12008 2000,17261">
          <text:p/>
        </draw:polygon>
        <draw:line draw:style-name="gr4" draw:text-style-name="P1" draw:layer="layout" svg:x1="14.93cm" svg:y1="18.185cm" svg:x2="23.1cm" svg:y2="18.185cm">
          <text:p/>
        </draw:line>
        <draw:line draw:style-name="gr4" draw:text-style-name="P1" draw:layer="layout" svg:x1="16.14cm" svg:y1="14.948cm" svg:x2="21.88cm" svg:y2="14.948cm">
          <text:p/>
        </draw:line>
        <draw:polygon draw:style-name="gr3" draw:text-style-name="P1" draw:layer="layout" svg:width="8.499cm" svg:height="17.26cm" svg:x="17cm" svg:y="2cm" svg:viewBox="0 0 8500 17261" draw:points="0,0 4000,0 8500,12008 6500,17261">
          <text:p/>
        </draw:polygon>
        <draw:polygon draw:style-name="gr3" draw:text-style-name="P1" draw:layer="layout" svg:width="11.499cm" svg:height="19.919cm" svg:x="24.5cm" svg:y="2cm" svg:viewBox="0 0 11500 19920" draw:points="0,19920 4000,19920 11500,0 7500,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18:35:38.737170320</meta:creation-date>
    <dc:date>2022-01-09T19:52:50.168299174</dc:date>
    <meta:editing-duration>PT12M10S</meta:editing-duration>
    <meta:editing-cycles>4</meta:editing-cycles>
    <meta:generator>LibreOffice/7.2.5.2.0$Linux_X86_64 LibreOffice_project/20$Build-2</meta:generator>
    <meta:document-statistic meta:object-count="10"/>
  </office:meta>
</office:document-meta>
</file>